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09cm" style:rel-column-width="1706*"/>
    </style:style>
    <style:style style:name="Table1.B" style:family="table-column">
      <style:table-column-properties style:column-width="2.085cm" style:rel-column-width="1182*"/>
    </style:style>
    <style:style style:name="Table1.C" style:family="table-column">
      <style:table-column-properties style:column-width="11.906cm" style:rel-column-width="6750*"/>
    </style:style>
    <style:style style:name="Table1.A1" style:family="table-cell">
      <style:table-cell-properties style:writing-mode="page"/>
    </style:style>
    <style:style style:name="Table1.10" style:family="table-row">
      <style:table-row-properties style:min-row-height="0.31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A1" style:family="table-cell">
      <style:table-cell-properties fo:padding="0.097cm" fo:border-left="0.5pt fine-dashed #cccccc" fo:border-right="none" fo:border-top="0.5pt fine-dashed #cccccc" fo:border-bottom="0.5pt fine-dashed #cccccc"/>
    </style:style>
    <style:style style:name="Table2.C1" style:family="table-cell">
      <style:table-cell-properties fo:padding="0.097cm" fo:border="0.5pt fine-dashed #cccccc"/>
    </style:style>
    <style:style style:name="Table2.A2" style:family="table-cell">
      <style:table-cell-properties fo:padding="0.097cm" fo:border-left="0.5pt fine-dashed #cccccc" fo:border-right="none" fo:border-top="none" fo:border-bottom="0.5pt fine-dashed #cccccc"/>
    </style:style>
    <style:style style:name="Table2.C2" style:family="table-cell">
      <style:table-cell-properties fo:padding="0.097cm" fo:border-left="0.5pt fine-dashed #cccccc" fo:border-right="0.5pt fine-dashed #cccccc" fo:border-top="none" fo:border-bottom="0.5pt fine-dashed #cccccc"/>
    </style:style>
    <style:style style:name="Table2.3" style:family="table-row">
      <style:table-row-properties style:min-row-height="0.577cm"/>
    </style:style>
    <style:style style:name="P1" style:family="paragraph" style:parent-style-name="Standard">
      <style:text-properties officeooo:rsid="00066f2c" officeooo:paragraph-rsid="00066f2c"/>
    </style:style>
    <style:style style:name="P2" style:family="paragraph" style:parent-style-name="Standard">
      <style:text-properties officeooo:rsid="0006b81a" officeooo:paragraph-rsid="0006b81a"/>
    </style:style>
    <style:style style:name="P3" style:family="paragraph" style:parent-style-name="Table_20_Contents">
      <style:text-properties officeooo:rsid="0006b81a" officeooo:paragraph-rsid="0006b81a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6b81a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6" style:family="paragraph" style:parent-style-name="Standard">
      <style:paragraph-properties fo:break-before="page"/>
      <style:text-properties officeooo:rsid="000ae123" officeooo:paragraph-rsid="000ae123"/>
    </style:style>
    <style:style style:name="P7" style:family="paragraph" style:parent-style-name="Standard">
      <style:text-properties officeooo:rsid="000ae123" officeooo:paragraph-rsid="000ae123"/>
    </style:style>
    <style:style style:name="P8" style:family="paragraph" style:parent-style-name="Standard">
      <style:text-properties officeooo:rsid="000be79d" officeooo:paragraph-rsid="000be79d"/>
    </style:style>
    <style:style style:name="P9" style:family="paragraph" style:parent-style-name="Standard">
      <style:text-properties officeooo:rsid="000be79d" officeooo:paragraph-rsid="0010b87d"/>
    </style:style>
    <style:style style:name="P10" style:family="paragraph" style:parent-style-name="Standard">
      <style:text-properties officeooo:rsid="000df685" officeooo:paragraph-rsid="0010b87d"/>
    </style:style>
    <style:style style:name="P11" style:family="paragraph" style:parent-style-name="Table_20_Contents">
      <style:text-properties officeooo:rsid="0010b87d" officeooo:paragraph-rsid="0010b87d"/>
    </style:style>
    <style:style style:name="P12" style:family="paragraph" style:parent-style-name="Standard">
      <style:text-properties officeooo:rsid="0010b87d" officeooo:paragraph-rsid="0010b87d"/>
    </style:style>
    <style:style style:name="T1" style:family="text">
      <style:text-properties officeooo:rsid="0006b81a"/>
    </style:style>
    <style:style style:name="T2" style:family="text">
      <style:text-properties officeooo:rsid="000caa7e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font-variant="normal" fo:text-transform="none" fo:color="#080808" loext:opacity="100%" style:font-name="JetBrains Mono" fo:font-size="10pt" fo:letter-spacing="normal" fo:font-style="normal" fo:font-weight="normal" style:font-size-asian="10pt" style:font-style-asian="normal" style:font-weight-asian="normal"/>
    </style:style>
    <style:style style:name="T5" style:family="text">
      <style:text-properties officeooo:rsid="000df685"/>
    </style:style>
    <style:style style:name="T6" style:family="text">
      <style:text-properties fo:color="#080808" loext:opacity="100%" style:font-name="JetBrains Mono" fo:font-size="10pt" fo:font-style="normal" fo:font-weight="normal" officeooo:rsid="0010b87d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<text:s text:c="42"/>Age <text:s text:c="11"/>Height</text:p>
      <text:p text:style-name="P1">Visual description: <text:s text:c="74"/><text:tab/> <text:s text:c="28"/><text:span text:style-name="T1">Backpack </text:span><text:span text:style-name="T2">1d4</text:span></text:p>
      <text:p text:style-name="P1"/>
      <text:p text:style-name="P1">Backstory:</text:p>
      <text:p text:style-name="P1"/>
      <text:p text:style-name="P1"/>
      <text:p text:style-name="P2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Skill points</text:p>
          </table:table-cell>
          <table:table-cell table:style-name="Table1.A1" office:value-type="string">
            <text:p text:style-name="P3">Specializations</text:p>
          </table:table-cell>
        </table:table-row>
        <table:table-row>
          <table:table-cell table:style-name="Table1.A1" office:value-type="string">
            <text:p text:style-name="P4" loext:marker-style-name="T3"><text:span text:style-name="T3">Survival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 loext:marker-style-name="T3"><text:span text:style-name="T4">CQC</text:span><text:span text:style-name="T3"> 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 loext:marker-style-name="T3"><text:span text:style-name="T3">Ranged Combat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 loext:marker-style-name="T3"><text:span text:style-name="T3">Medical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 loext:marker-style-name="T3"><text:span text:style-name="T3">Social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 loext:marker-style-name="T3"><text:span text:style-name="T3">Hacking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 loext:marker-style-name="T3"><text:span text:style-name="T3">Science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 loext:marker-style-name="T3"><text:span text:style-name="T3">Mechanical Eng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0">
          <table:table-cell table:style-name="Table1.A1" office:value-type="string">
            <text:p text:style-name="P4" loext:marker-style-name="T3"><text:span text:style-name="T3">Piloting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"/>
      <text:p text:style-name="P5" loext:marker-style-name="T3"><text:span text:style-name="T3"><text:line-break/></text:span></text:p>
      <text:p text:style-name="P1"/>
      <text:p text:style-name="P1"/>
      <text:p text:style-name="P6">Employer Org:<text:line-break/>Target Org:</text:p>
      <text:p text:style-name="P7">Target Location (base type):</text:p>
      <text:p text:style-name="P7">Mission:</text:p>
      <text:p text:style-name="P7"/>
      <text:p text:style-name="P7">Backstory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eam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9">CQC Attack:</text:p>
            <text:p text:style-name="P9">Ranged Attack:</text:p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9">Survivability:</text:p>
            <text:p text:style-name="P9"/>
            <text:p text:style-name="P9">Max HP: <text:s/></text:p>
            <text:p text:style-name="P9"/>
            <text:p text:style-name="P9">Cur HP:</text:p>
          </table:table-cell>
          <table:table-cell table:style-name="Table2.A2" office:value-type="string">
            <text:p text:style-name="P9">&lt;<text:span text:style-name="T5">50%: &lt;</text:span></text:p>
            <text:p text:style-name="P9">&lt;<text:span text:style-name="T5">25%: &lt;</text:span></text:p>
            <text:p text:style-name="P9">&lt;<text:span text:style-name="T5">12%: &lt;</text:span></text:p>
            <text:p text:style-name="P9">&lt;<text:span text:style-name="T5">6%: &lt;</text:span></text:p>
            <text:p text:style-name="P9">&lt;<text:span text:style-name="T5">3%: &lt;</text:span></text:p>
            <text:p text:style-name="P9">&lt;<text:span text:style-name="T5">2%: &lt;<text:line-break/><text:line-break/></text:span></text:p>
            <text:p text:style-name="P10">&lt;6 - </text:p>
            <text:p text:style-name="P10">&lt;5 - </text:p>
            <text:p text:style-name="P10">&lt;4 - </text:p>
            <text:p text:style-name="P10">&lt;3 - </text:p>
            <text:p text:style-name="P10">&lt;2 - </text:p>
            <text:p text:style-name="P10">&lt;1 - </text:p>
          </table:table-cell>
          <table:table-cell table:style-name="Table2.C2" office:value-type="string">
            <text:p text:style-name="P11">Roles</text:p>
            <text:p text:style-name="P5" loext:marker-style-name="T3"><text:span text:style-name="T3">Comms </text:span><text:span text:style-name="T6">(GM):</text:span></text:p>
            <text:p text:style-name="P5" loext:marker-style-name="T3"><text:span text:style-name="T3">Panic-monger:</text:span></text:p>
            <text:p text:style-name="P12">Fight Leader:</text:p>
            <text:p text:style-name="P5" loext:marker-style-name="T3"><text:span text:style-name="T3">Squad </text:span><text:span text:style-name="T6">L</text:span><text:span text:style-name="T3">eader:</text:span></text:p>
            <text:p text:style-name="P12"/>
            <text:p text:style-name="P11"/>
          </table:table-cell>
        </table:table-row>
        <table:table-row table:style-name="Table2.3"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09:46:28.287640112</meta:creation-date>
    <dc:date>2025-08-23T10:56:48.301304465</dc:date>
    <meta:editing-duration>PT49M42S</meta:editing-duration>
    <meta:editing-cycles>13</meta:editing-cycles>
    <meta:generator>LibreOffice/24.8.7.2$Linux_X86_64 LibreOffice_project/480$Build-2</meta:generator>
    <meta:document-statistic meta:table-count="2" meta:image-count="0" meta:object-count="0" meta:page-count="2" meta:paragraph-count="43" meta:word-count="75" meta:character-count="578" meta:non-whitespace-character-count="376"/>
  </office:meta>
</office:document-meta>
</file>